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sidig udelukkelse</text:h>
      <text:p text:style-name="Text_20_body">Definition og brug</text:p>
      <text:p text:style-name="Text_20_body">Metoder til opnåelse af gensidig udelukkel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3T19:10:07.96</meta:creation-date>
    <meta:document-statistic meta:table-count="0" meta:image-count="0" meta:object-count="0" meta:page-count="1" meta:paragraph-count="3" meta:word-count="11" meta:character-count="82"/>
    <dc:date>2011-06-03T19:10:58.04</dc:date>
    <meta:editing-duration>PT50S</meta:editing-duration>
    <meta:editing-cycles>1</meta:editing-cycles>
    <meta:generator>OpenOffice.org/3.3$Win32 OpenOffice.org_project/330m20$Build-9567</meta:generator>
  </office:meta>
</office:document-meta>
</file>